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ist" svg:font-family="Geist, 'Geist Fallback', system-ui, apple-syste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.1665in" style:contextual-spacing="false" fo:text-indent="0in" style:auto-text-indent="false" fo:padding="0.0193in" fo:border="0.06pt solid #e5e7eb"/>
      <style:text-properties fo:font-size="36pt" fo:font-weight="bold"/>
    </style:style>
    <style:style style:name="P2" style:family="paragraph" style:parent-style-name="Text_20_body">
      <style:paragraph-properties fo:margin-left="0in" fo:margin-right="0in" fo:margin-top="0in" fo:margin-bottom="0.25in" style:contextual-spacing="false" fo:line-height="162%" fo:text-indent="0in" style:auto-text-indent="false" fo:padding="0.0193in" fo:border="0.06pt solid #e5e7eb"/>
      <style:text-properties fo:font-size="15p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42%" fo:orphans="2" fo:widows="2" fo:text-indent="0in" style:auto-text-indent="false"/>
      <style:text-properties fo:font-variant="normal" fo:text-transform="none" style:font-name="Geist" fo:font-size="10.5pt" fo:letter-spacing="normal" fo:font-style="normal" fo:font-weight="normal" loext:padding="0.0193in" loext:border="0.06pt solid #e5e7eb"/>
    </style:style>
    <style:style style:name="P4" style:family="paragraph" style:parent-style-name="Heading_20_2">
      <style:text-properties fo:font-size="18pt" fo:font-weight="bold"/>
    </style:style>
    <style:style style:name="P5" style:family="paragraph" style:parent-style-name="Text_20_body">
      <style:paragraph-properties fo:margin-left="0in" fo:margin-right="0in" fo:margin-top="0in" fo:margin-bottom="0.1665in" style:contextual-spacing="false" fo:text-indent="0in" style:auto-text-indent="false" fo:padding="0.0193in" fo:border="0.06pt solid #e5e7eb"/>
    </style:style>
    <style:style style:name="P6" style:family="paragraph" style:parent-style-name="Heading_20_2">
      <style:paragraph-properties fo:margin-left="0in" fo:margin-right="0in" fo:margin-top="0in" fo:margin-bottom="0.1665in" style:contextual-spacing="false" fo:line-height="133%" fo:text-indent="0in" style:auto-text-indent="false" fo:padding="0.0193in" fo:border="0.06pt solid #e5e7eb"/>
      <style:text-properties fo:font-size="18pt" fo:font-weight="bold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style:style style:name="P9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style:style style:name="P10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style:style style:name="P11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style:style style:name="P12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I Governance Policy</text:h>
      <text:p text:style-name="P2">Umbrella policy establishing the AI governance council, lifecycle gates, and oversight routines.</text:p>
      <text:p text:style-name="P3">Owner: Chief AI Officer</text:p>
      <text:p text:style-name="Standard"/>
      <text:h text:style-name="P4" text:outline-level="2">Purpose</text:h>
      <text:p text:style-name="P5">Defines how the organization evaluates, selects, procures, and approves AI systems and services so every purchase is trustworthy, explainable, controllable, and auditable.</text:p>
      <text:p text:style-name="P5">Ensures risk is minimized, regulations are met, and only fit-for-purpose vendors are activated.</text:p>
      <text:h text:style-name="P6" text:outline-level="2">Scope</text:h>
      <text:p text:style-name="P5">Applies to the following AI-related activities and stakeholders.</text:p>
      <text:list text:style-name="L1">
        <text:list-item>
          <text:p text:style-name="P7">All third-party AI vendors engaged by the organization.</text:p>
        </text:list-item>
        <text:list-item>
          <text:p text:style-name="P7">External APIs providing AI inference or decisioning.</text:p>
        </text:list-item>
        <text:list-item>
          <text:p text:style-name="P7">Open-source or commercial model usage hosted internally or externally.</text:p>
        </text:list-item>
        <text:list-item>
          <text:p text:style-name="P7">Consulting services that deliver AI development or model hosting.</text:p>
        </text:list-item>
        <text:list-item>
          <text:p text:style-name="P7">Any internal team procuring or experimenting with AI capabilities on behalf of the organization.</text:p>
        </text:list-item>
      </text:list>
      <text:h text:style-name="P6" text:outline-level="2">Guiding Principles</text:h>
      <text:p text:style-name="P5">We prioritize secure, privacy-preserving AI and align every decision with applicable regulatory frameworks and local laws.</text:p>
      <text:list text:style-name="L2">
        <text:list-item>
          <text:p text:style-name="P8">Evaluate alignment with EU AI Act, ISO 42001, ISO 27001, NIST AI RMF, and jurisdiction-specific laws when relevant.</text:p>
        </text:list-item>
        <text:list-item>
          <text:p text:style-name="P8">Favor vendors that provide transparency, robust controls, and demonstrable incident readiness.</text:p>
        </text:list-item>
      </text:list>
      <text:h text:style-name="P6" text:outline-level="2">Requirements Before Purchase</text:h>
      <text:p text:style-name="P5">Each AI procurement request must include the following assessment criteria.</text:p>
      <text:list text:style-name="L3">
        <text:list-item>
          <text:p text:style-name="P9">Risk classification for the AI use case (High, Medium, Low).</text:p>
        </text:list-item>
        <text:list-item>
          <text:p text:style-name="P9">Vendor security posture and certifications (e.g., SOC 2, ISO 27001).</text:p>
        </text:list-item>
        <text:list-item>
          <text:p text:style-name="P9">Model transparency data such as model family, training disclosures, release notes, and version history.</text:p>
        </text:list-item>
        <text:list-item>
          <text:p text:style-name="P9"><text:soft-page-break/>Privacy impact analysis covering the data that will be transmitted or stored.</text:p>
        </text:list-item>
        <text:list-item>
          <text:p text:style-name="P9">Incident reporting expectations, SLAs, and escalation paths.</text:p>
        </text:list-item>
        <text:list-item>
          <text:p text:style-name="P9">Ability to export, delete, or port data without undue burden.</text:p>
        </text:list-item>
        <text:list-item>
          <text:p text:style-name="P9">Capability to disable the service or switch vendors with reasonable effort.</text:p>
        </text:list-item>
        <text:list-item>
          <text:p text:style-name="P9">Inventory of vendor sub-processors and data residency commitments.</text:p>
        </text:list-item>
        <text:list-item>
          <text:p text:style-name="P9">Mandatory compliance review before purchase if the use case is classified as High Risk or operates in a regulated domain.</text:p>
        </text:list-item>
      </text:list>
      <text:h text:style-name="P6" text:outline-level="2">Procurement Review Steps</text:h>
      <text:p text:style-name="P5">Requests follow this gated review before any contract is signed or activated.</text:p>
      <text:list text:style-name="L4">
        <text:list-item>
          <text:p text:style-name="P10">Business justification and risk classification submitted to the AI Governance intake.</text:p>
        </text:list-item>
        <text:list-item>
          <text:p text:style-name="P10">Vendor risk review and security questionnaire completed by Security or Vendor Risk.</text:p>
        </text:list-item>
        <text:list-item>
          <text:p text:style-name="P10">Legal review of terms, privacy policy, and data processing agreement.</text:p>
        </text:list-item>
        <text:list-item>
          <text:p text:style-name="P10">Technical feasibility, performance expectations, and reliability posture validated by Engineering.</text:p>
        </text:list-item>
        <text:list-item>
          <text:p text:style-name="P10">High-risk systems require sign-off from the CISO or AI Governance Lead.</text:p>
        </text:list-item>
        <text:list-item>
          <text:p text:style-name="P10">Procurement executes contracts only after all checkpoints are completed and documented.</text:p>
        </text:list-item>
      </text:list>
      <text:h text:style-name="P6" text:outline-level="2">Performance &amp; Safety Evaluation</text:h>
      <text:p text:style-name="P5">Before production use the requesting team must:</text:p>
      <text:list text:style-name="L5">
        <text:list-item>
          <text:p text:style-name="P11">Run test evaluations with representative datasets or prompts.</text:p>
        </text:list-item>
        <text:list-item>
          <text:p text:style-name="P11">Benchmark hallucination, bias, and safety risks relative to risk tolerance.</text:p>
        </text:list-item>
        <text:list-item>
          <text:p text:style-name="P11">Document all findings in the AI risk register alongside mitigation actions.</text:p>
        </text:list-item>
      </text:list>
      <text:h text:style-name="P6" text:outline-level="2">Monitoring After Procurement</text:h>
      <text:p text:style-name="P5">Approved AI systems require continuous oversight for the following signals.</text:p>
      <text:list text:style-name="L6">
        <text:list-item>
          <text:p text:style-name="P12">Performance drift or quality degradation versus agreed metrics.</text:p>
        </text:list-item>
        <text:list-item>
          <text:p text:style-name="P12">New regulatory requirements and contract term changes.</text:p>
        </text:list-item>
        <text:list-item>
          <text:p text:style-name="P12">Vendor security posture updates, incident disclosures, or sub-processor changes.</text:p>
        </text:list-item>
        <text:list-item>
          <text:p text:style-name="P12">Any unacceptable risk triggers immediate escalation and potential suspension.</text:p>
        </text:list-item>
      </text:list>
      <text:h text:style-name="P6" text:outline-level="2">Exceptions</text:h>
      <text:p text:style-name="P5">Exception requests must be escalated to the AI Governance Lead with justification, compensating controls, and an expiration date.</text:p>
      <text:p text:style-name="P5">Executive leadership must approve the exception; individual contributors cannot bypass review.</text:p>
      <text:h text:style-name="P6" text:outline-level="2"><text:soft-page-break/>Enforcement</text:h>
      <text:p text:style-name="P5">Violations can result in procurement cancellation, vendor suspension, or disciplinary action proportional to the exposure created.</text:p>
      <text:p text:style-name="P5">The organization reserves the right to terminate vendor relationships that introduce unacceptable risk or breach contractual obligation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ist" svg:font-family="Geist, 'Geist Fallback', system-ui, apple-syste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0T22:23:16.294689000</meta:creation-date>
    <dc:date>2026-01-30T22:24:18.572398000</dc:date>
    <meta:editing-duration>PT1M2S</meta:editing-duration>
    <meta:editing-cycles>1</meta:editing-cycles>
    <meta:document-statistic meta:table-count="0" meta:image-count="0" meta:object-count="0" meta:page-count="3" meta:paragraph-count="53" meta:word-count="532" meta:character-count="3762" meta:non-whitespace-character-count="3312"/>
    <meta:generator>LibreOffice/25.2.7.2$MacOSX_AARCH64 LibreOffice_project/5cbfd1ab6520636bb5f7b99185aa69bd7456825d</meta:generator>
  </office:meta>
</office:document-meta>
</file>